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cm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1.7cm" fo:min-width="1.9cm"/>
    </style:style>
    <style:style style:name="gr3" style:family="graphic" style:parent-style-name="standard">
      <style:graphic-properties svg:stroke-color="#333333" draw:fill-color="#0084d1" draw:textarea-horizontal-align="justify" draw:textarea-vertical-align="middle" draw:auto-grow-height="false" fo:min-height="1.7cm" fo:min-width="1.9cm"/>
    </style:style>
    <style:style style:name="gr4" style:family="graphic" style:parent-style-name="standard">
      <style:graphic-properties svg:stroke-width="0.05cm" svg:stroke-color="#333333" draw:marker-start-width="0.355cm" draw:marker-end-width="0.355cm" draw:fill-color="#333333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color="#aea79f" draw:fill-color="#ffff00" draw:textarea-horizontal-align="justify" draw:textarea-vertical-align="middle" draw:auto-grow-height="false" fo:min-height="1.197cm" fo:min-width="4.504cm" fo:wrap-option="no-wrap"/>
    </style:style>
    <style:style style:name="gr6" style:family="graphic" style:parent-style-name="standard">
      <style:graphic-properties svg:stroke-color="#aea79f" draw:fill-color="#ffff00" draw:textarea-horizontal-align="justify" draw:textarea-vertical-align="middle" draw:auto-grow-height="false" fo:min-height="1.197cm" fo:min-width="4.012cm" fo:wrap-option="no-wrap"/>
    </style:style>
    <style:style style:name="P1" style:family="paragraph">
      <loext:graphic-properties draw:fill="none" draw:fill-color="#ffffff"/>
      <style:text-properties fo:font-size="22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style:font-name="Roboto" fo:font-size="12pt" fo:font-weight="normal" style:font-size-asian="24pt" style:font-size-complex="24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84d1"/>
      <style:paragraph-properties fo:text-align="center"/>
      <style:text-properties fo:color="#ffffff" style:font-name="Roboto" fo:font-size="12pt" fo:font-weight="normal" style:font-size-asian="24pt" style:font-size-complex="24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ff00"/>
      <style:paragraph-properties fo:text-align="center"/>
      <style:text-properties style:font-name="Roboto" fo:font-size="11pt" fo:font-weight="normal" style:font-size-asian="24pt" style:font-size-complex="24pt"/>
    </style:style>
    <style:style style:name="T1" style:family="text">
      <style:text-properties fo:font-size="18pt" fo:font-weight="bold" style:font-size-asian="24pt" style:font-size-complex="24pt"/>
    </style:style>
    <style:style style:name="T2" style:family="text">
      <style:text-properties fo:font-size="18pt" fo:font-style="italic" style:font-size-asian="24pt" style:font-size-complex="24pt"/>
    </style:style>
    <style:style style:name="T3" style:family="text">
      <style:text-properties style:font-name="Roboto" fo:font-size="12pt" fo:font-weight="normal" style:font-size-asian="24pt" style:font-size-complex="24pt"/>
    </style:style>
    <style:style style:name="T4" style:family="text">
      <style:text-properties style:font-name="Roboto" fo:font-size="11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lyer-template_5f_quer">
        <draw:frame draw:style-name="gr1" draw:text-style-name="P1" draw:layer="layout" svg:width="17.8cm" svg:height="2.2cm" svg:x="1.6cm" svg:y="0.7cm">
          <draw:text-box>
            <text:p><text:span text:style-name="T1">Crossbar.io Fabric Center</text:span></text:p>
            <text:p><text:span text:style-name="T2">Test/Development Setup for OEMs</text:span></text:p>
          </draw:text-box>
        </draw:frame>
        <draw:custom-shape draw:style-name="gr2" draw:text-style-name="P3" xml:id="id2" draw:id="id2" draw:layer="layout" svg:width="1.9cm" svg:height="1.7cm" svg:x="10.4cm" svg:y="11.8cm">
          <text:p text:style-name="P2"><text:span text:style-name="T3">CF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9cm" svg:height="1.7cm" svg:x="16.3cm" svg:y="11.8cm">
          <text:p text:style-name="P2"><text:span text:style-name="T3">CF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9cm" svg:height="1.7cm" svg:x="13.25cm" svg:y="7.65cm">
          <text:p text:style-name="P2"><text:span text:style-name="T3">CF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9cm" svg:height="1.7cm" svg:x="13.25cm" svg:y="4.6cm">
          <text:p text:style-name="P2"><text:span text:style-name="T3">etc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1.9cm" svg:height="1.7cm" svg:x="8.8cm" svg:y="15.25cm">
          <text:p text:style-name="P4"><text:span text:style-name="T3">APP1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1.9cm" svg:height="1.7cm" svg:x="11.9cm" svg:y="15.25cm">
          <text:p text:style-name="P4"><text:span text:style-name="T3">APP1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1.9cm" svg:height="1.7cm" svg:x="14.7cm" svg:y="15.25cm">
          <text:p text:style-name="P4"><text:span text:style-name="T3">APP2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1.9cm" svg:height="1.7cm" svg:x="18cm" svg:y="15.25cm">
          <text:p text:style-name="P4"><text:span text:style-name="T3">APP2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1.9cm" svg:height="1.7cm" svg:x="17.6cm" svg:y="7.65cm">
          <text:p text:style-name="P4"><text:span text:style-name="T3">MAPP1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9.75cm" svg:y1="15.25cm" svg:x2="11.35cm" svg:y2="13.5cm" draw:start-shape="id1" draw:start-glue-point="0" draw:end-shape="id2" draw:end-glue-point="2" svg:d="M9750 15250v-875h1600v-875" svg:viewBox="0 0 1601 1751">
          <text:p/>
        </draw:connector>
        <draw:connector draw:style-name="gr4" draw:text-style-name="P6" draw:layer="layout" svg:x1="12.85cm" svg:y1="15.25cm" svg:x2="11.35cm" svg:y2="13.5cm" draw:start-shape="id3" draw:start-glue-point="0" draw:end-shape="id2" draw:end-glue-point="2" svg:d="M12850 15250v-875h-1500v-875" svg:viewBox="0 0 1501 1751">
          <text:p/>
        </draw:connector>
        <draw:connector draw:style-name="gr4" draw:text-style-name="P6" draw:layer="layout" svg:x1="15.65cm" svg:y1="15.25cm" svg:x2="17.25cm" svg:y2="13.5cm" draw:start-shape="id4" draw:start-glue-point="0" draw:end-shape="id5" draw:end-glue-point="2" svg:d="M15650 15250v-875h1600v-875" svg:viewBox="0 0 1601 1751">
          <text:p/>
        </draw:connector>
        <draw:connector draw:style-name="gr4" draw:text-style-name="P6" draw:layer="layout" svg:x1="18.95cm" svg:y1="15.25cm" svg:x2="17.25cm" svg:y2="13.5cm" draw:start-shape="id6" draw:start-glue-point="0" draw:end-shape="id5" draw:end-glue-point="2" svg:d="M18950 15250v-875h-1700v-875" svg:viewBox="0 0 1701 1751">
          <text:p/>
        </draw:connector>
        <draw:connector draw:style-name="gr4" draw:text-style-name="P6" draw:layer="layout" svg:x1="11.35cm" svg:y1="11.8cm" svg:x2="14.2cm" svg:y2="9.35cm" draw:start-shape="id2" draw:start-glue-point="0" draw:end-shape="id7" svg:d="M11350 11800v-1225h2850v-1225" svg:viewBox="0 0 2851 2451">
          <text:p/>
        </draw:connector>
        <draw:connector draw:style-name="gr4" draw:text-style-name="P6" draw:layer="layout" svg:x1="17.25cm" svg:y1="11.8cm" svg:x2="14.2cm" svg:y2="9.35cm" draw:start-shape="id5" draw:start-glue-point="0" draw:end-shape="id7" svg:d="M17250 11800v-1225h-3050v-1225" svg:viewBox="0 0 3051 2451">
          <text:p/>
        </draw:connector>
        <draw:connector draw:style-name="gr4" draw:text-style-name="P6" draw:layer="layout" svg:x1="14.2cm" svg:y1="7.65cm" svg:x2="14.2cm" svg:y2="6.3cm" draw:start-shape="id7" draw:start-glue-point="0" draw:end-shape="id8" draw:end-glue-point="2" svg:d="M14200 7650v-1350" svg:viewBox="0 0 1 1351">
          <text:p/>
        </draw:connector>
        <draw:connector draw:style-name="gr4" draw:text-style-name="P6" draw:layer="layout" svg:x1="17.6cm" svg:y1="8.5cm" svg:x2="15.15cm" svg:y2="8.5cm" draw:start-shape="id9" draw:start-glue-point="3" draw:end-shape="id7" svg:d="M17600 8500h-2450" svg:viewBox="0 0 2451 1">
          <text:p/>
        </draw:connector>
        <draw:custom-shape draw:style-name="gr5" draw:text-style-name="P7" draw:layer="layout" svg:width="6.4cm" svg:height="1.7cm" svg:x="20.2cm" svg:y="6.1cm">
          <text:p text:style-name="P2"><text:span text:style-name="T4">User management component</text:span></text:p>
          <text:p text:style-name="P2"><text:span text:style-name="T4">controlling CF nodes via CF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16.04436806749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7" draw:layer="layout" svg:width="5.7cm" svg:height="1.7cm" svg:x="20.5cm" svg:y="14.2cm">
          <text:p text:style-name="P2"><text:span text:style-name="T4">User app components</text:span></text:p>
          <text:p text:style-name="P2"><text:span text:style-name="T4">connected to CF nod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77.63550254341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font-name="Roboto Light2" fo:font-family="'Roboto Light'" style:font-style-name="Standard" style:font-pitch="variable" fo:font-weight="250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solid" draw:fill-color="#ffff00"/>
    </style:style>
    <style:style style:name="Mgr2" style:family="graphic" style:parent-style-name="standard">
      <style:graphic-properties draw:stroke="none" draw:fill="solid" draw:fill-color="#333333"/>
    </style:style>
    <style:style style:name="Mgr3" style:family="graphic" style:parent-style-name="standard">
      <style:graphic-properties draw:stroke="solid" svg:stroke-width="0.001cm" svg:stroke-color="#000000" draw:stroke-linejoin="miter" svg:stroke-linecap="butt" draw:fill="solid" draw:fill-color="#333333"/>
    </style:style>
    <style:style style:name="Mgr4" style:family="graphic" style:parent-style-name="standard">
      <style:graphic-properties draw:stroke="none" draw:fill="solid" draw:fill-color="#333333"/>
    </style:style>
    <style:style style:name="Mgr5" style:family="graphic" style:parent-style-name="standard">
      <style:graphic-properties draw:stroke="none" svg:stroke-color="#000000" draw:fill="none" draw:fill-color="#ffffff" draw:textarea-vertical-align="middle" fo:min-height="1.5cm"/>
    </style:style>
    <style:style style:name="MP1" style:family="paragraph">
      <loext:graphic-properties draw:fill="solid" draw:fill-color="#ffff00"/>
    </style:style>
    <style:style style:name="MP2" style:family="paragraph">
      <loext:graphic-properties draw:fill="solid" draw:fill-color="#333333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font-size="9pt" style:font-size-asian="24pt" style:font-size-complex="24pt"/>
    </style:style>
    <style:style style:name="MT1" style:family="text">
      <style:text-properties fo:font-size="9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yer-template_5f_quer" style:display-name="flyer-template_quer" style:page-layout-name="PM0" draw:style-name="Mdp1">
      <draw:polygon draw:style-name="Mgr1" draw:text-style-name="MP1" draw:layer="backgroundobjects" svg:width="30.699cm" svg:height="2.015cm" svg:x="-0.4cm" svg:y="19.384cm" svg:viewBox="0 0 30700 2016" draw:points="0,0 30700,0 30700,2016 0,2016">
        <text:p/>
      </draw:polygon>
      <draw:polygon draw:style-name="Mgr1" draw:text-style-name="MP1" draw:layer="backgroundobjects" svg:width="30.299cm" svg:height="3.286cm" svg:x="-0.3cm" svg:y="-0.4cm" svg:viewBox="0 0 30300 3287" draw:points="0,0 30300,0 30300,3287 0,3287">
        <text:p/>
      </draw:polygon>
      <draw:path draw:style-name="Mgr2" draw:text-style-name="MP2" draw:layer="backgroundobjects" svg:width="0.962cm" svg:height="0.962cm" svg:x="27.379cm" svg:y="1.04cm" svg:viewBox="0 0 963 963" svg:d="M0 0v203h270l178 178-68 69-150-151h-230v365h236l460-461h267v-203zM736 299l-460 462h-276v202h963v-202h-273l-174-174 68-69 146 146h233v-365z">
        <text:p/>
      </draw:path>
      <draw:polygon draw:style-name="Mgr1" draw:text-style-name="MP1" draw:layer="backgroundobjects" svg:width="0.447cm" svg:height="0.242cm" svg:x="27.894cm" svg:y="1.557cm" svg:viewBox="0 0 448 243" draw:points="0,70 69,0 215,147 448,147 448,243 175,243">
        <text:p/>
      </draw:polygon>
      <draw:polygon draw:style-name="Mgr1" draw:text-style-name="MP1" draw:layer="backgroundobjects" svg:width="0.447cm" svg:height="0.246cm" svg:x="27.379cm" svg:y="1.243cm" svg:viewBox="0 0 448 247" draw:points="230,96 0,96 0,0 270,0 448,179 380,247">
        <text:p/>
      </draw:polygon>
      <draw:path draw:style-name="Mgr2" draw:text-style-name="MP2" draw:layer="backgroundobjects" svg:width="0.439cm" svg:height="0.574cm" svg:x="22.631cm" svg:y="1.234cm" svg:viewBox="0 0 440 575" svg:d="M440 557c-64 12-124 18-181 18-23 0-45-1-65-3s-43-6-68-12c-25-7-46-16-64-27-17-11-31-27-44-47-12-20-18-45-18-72v-246c0-112 87-168 259-168 43 0 102 6 178 18v101c-69-16-127-24-176-24-20 0-36 1-48 2s-25 4-39 8c-13 5-23 12-30 23-6 9-9 22-9 38v238c0 51 46 76 138 76 40 0 96-8 167-25z">
        <text:p/>
      </draw:path>
      <draw:path draw:style-name="Mgr2" draw:text-style-name="MP2" draw:layer="backgroundobjects" svg:width="0.272cm" svg:height="0.425cm" svg:x="23.152cm" svg:y="1.375cm" svg:viewBox="0 0 273 426" svg:d="M273 104h-43c-34 0-60 6-78 18-17 10-26 28-26 54v250h-126v-417h120v73c1-21 13-39 36-56s47-26 73-26h44z">
        <text:p/>
      </draw:path>
      <draw:path draw:style-name="Mgr2" draw:text-style-name="MP2" draw:layer="backgroundobjects" svg:width="0.422cm" svg:height="0.433cm" svg:x="23.481cm" svg:y="1.375cm" svg:viewBox="0 0 423 434" svg:d="M423 160v123c0 27-4 50-13 70-8 19-19 34-31 45-13 10-31 18-51 24-20 5-39 9-56 10-17 2-37 2-61 2s-45 0-62-2c-17-1-35-5-56-10-20-6-36-14-49-24-12-11-23-26-32-45-8-20-12-43-12-70v-123c0-29 4-54 12-74 10-20 20-36 33-47s30-19 51-25c20-6 39-10 55-11 16-2 36-3 60-3 23 0 43 1 59 3 17 1 35 5 56 11s38 14 51 25 24 27 32 47c10 20 14 45 14 74zM297 298v-158c0-23-6-39-17-48-12-10-35-14-69-14s-57 4-69 14c-11 9-17 25-17 48v158c0 22 5 37 16 45 12 9 35 13 70 13s58-4 69-13c11-8 17-23 17-45z">
        <text:p/>
      </draw:path>
      <draw:path draw:style-name="Mgr2" draw:text-style-name="MP2" draw:layer="backgroundobjects" svg:width="0.375cm" svg:height="0.433cm" svg:x="23.984cm" svg:y="1.375cm" svg:viewBox="0 0 376 434" svg:d="M376 263v53c0 21-4 38-12 53-7 15-17 27-29 35-11 8-27 15-45 19-19 5-38 8-55 9-18 2-39 2-62 2-46 0-100-4-164-12v-84c79 12 134 18 165 18 25 0 45-2 58-7 14-5 20-15 20-29v-26c0-13-3-23-11-29-7-7-23-10-49-10h-54c-43 0-77-9-102-26-24-18-36-44-36-77v-52c0-38 18-64 54-78s87-22 154-22c27 0 77 3 148 8v80c-90-7-140-10-153-10-34 0-57 2-66 8-9 4-13 13-13 27v22c0 8 3 14 10 20s19 9 33 9h56c102 0 153 33 153 99z">
        <text:p/>
      </draw:path>
      <draw:path draw:style-name="Mgr2" draw:text-style-name="MP2" draw:layer="backgroundobjects" svg:width="0.376cm" svg:height="0.433cm" svg:x="24.435cm" svg:y="1.375cm" svg:viewBox="0 0 377 434" svg:d="M377 263v53c0 21-4 38-12 53s-18 27-30 35c-11 8-26 15-45 19-19 5-37 8-55 9-17 2-37 2-61 2-45 0-101-4-165-12v-84c79 12 136 18 167 18 24 0 43-2 56-7 14-5 21-15 21-29v-26c0-13-4-23-11-29-8-7-24-10-48-10h-54c-45 0-79-9-104-26-24-18-36-44-36-77v-52c0-38 18-64 54-78 37-14 88-22 154-22 28 0 77 3 148 8v80c-89-7-140-10-151-10-35 0-57 2-66 8-9 4-15 13-15 27v22c0 8 3 14 11 20s19 9 34 9h55c102 0 153 33 153 99z">
        <text:p/>
      </draw:path>
      <draw:path draw:style-name="Mgr2" draw:text-style-name="MP2" draw:layer="backgroundobjects" svg:width="0.426cm" svg:height="0.61cm" svg:x="24.904cm" svg:y="1.198cm" svg:viewBox="0 0 427 611" svg:d="M427 317v138c0 57-17 97-52 121-33 24-88 35-164 35-79 0-134-12-165-36-31-26-46-65-46-120v-455h126v227c8-19 21-32 42-38 20-8 51-12 93-12 36 0 65 3 87 9s39 15 51 28c11 13 19 27 22 42 4 16 6 36 6 61zM302 471v-154c0-27-5-44-16-51-10-7-34-11-74-11-35 0-59 4-69 13-11 10-17 26-17 49v154c0 25 5 42 16 50s34 12 71 12 61-4 71-12c12-8 18-25 18-50z">
        <text:p/>
      </draw:path>
      <draw:path draw:style-name="Mgr2" draw:text-style-name="MP2" draw:layer="backgroundobjects" svg:width="0.396cm" svg:height="0.433cm" svg:x="25.406cm" svg:y="1.375cm" svg:viewBox="0 0 397 434" svg:d="M397 426h-123v-38c-9 17-22 29-39 36-18 7-49 10-95 10-57 0-94-8-112-25-19-17-28-53-28-108 0-49 9-83 28-102s53-29 102-29h142v-30c0-25-6-41-18-49-12-9-37-13-74-13-36 0-85 3-147 10v-79c47-6 100-9 160-9 76 0 130 10 159 29 30 18 45 55 45 110zM272 319v-80h-86c-28 0-45 3-53 9-7 6-10 23-10 51 0 26 3 43 10 49 9 5 27 8 56 8 14 0 25 0 32 0s14-1 22-2 14-3 17-5c3-3 6-7 8-12 2-4 4-10 4-18z">
        <text:p/>
      </draw:path>
      <draw:path draw:style-name="Mgr2" draw:text-style-name="MP2" draw:layer="backgroundobjects" svg:width="0.273cm" svg:height="0.425cm" svg:x="25.912cm" svg:y="1.375cm" svg:viewBox="0 0 274 426" svg:d="M274 104h-43c-34 0-61 6-78 18-18 10-26 28-26 54v250h-127v-417h121v73c0-21 12-39 35-56 24-17 48-26 73-26h45z">
        <text:p/>
      </draw:path>
      <draw:polygon draw:style-name="Mgr2" draw:text-style-name="MP2" draw:layer="backgroundobjects" svg:width="0.1cm" svg:height="0.093cm" svg:x="26.258cm" svg:y="1.707cm" svg:viewBox="0 0 101 94" draw:points="0,0 101,0 101,94 0,94">
        <text:p/>
      </draw:polygon>
      <draw:path draw:style-name="Mgr2" draw:text-style-name="MP2" draw:layer="backgroundobjects" svg:width="0.077cm" svg:height="0.566cm" svg:x="26.485cm" svg:y="1.234cm" svg:viewBox="0 0 78 567" svg:d="M78 80h-78v-80h78zM78 567h-78v-417h78z">
        <text:p/>
      </draw:path>
      <draw:path draw:style-name="Mgr2" draw:text-style-name="MP2" draw:layer="backgroundobjects" svg:width="0.383cm" svg:height="0.433cm" svg:x="26.681cm" svg:y="1.375cm" svg:viewBox="0 0 384 434" svg:d="M384 150v144c0 26-3 48-9 66-7 17-15 31-24 41-10 10-24 17-43 22-18 5-35 9-52 10-16 1-37 1-65 1-34 0-61-1-80-3s-38-8-58-16c-19-9-32-24-41-43-8-20-12-46-12-78v-144c0-28 3-52 9-71 7-18 15-33 24-43 10-11 24-18 43-24 18-5 35-9 50-10 16-1 38-2 65-2 28 0 49 1 65 2s33 5 52 10c19 6 32 13 42 24 9 10 18 25 24 43 7 19 10 43 10 71zM304 306v-170c0-38-8-62-23-71-16-9-45-14-90-14-44 0-73 5-89 14-15 9-23 33-23 71v170c0 18 2 32 6 43s12 19 22 24c11 5 22 8 34 9 11 1 28 2 50 2 23 0 40-1 51-2 12-1 23-4 34-9s18-13 22-24 6-25 6-43z">
        <text:p/>
      </draw:path>
      <draw:polygon draw:style-name="Mgr3" draw:text-style-name="MP2" draw:layer="backgroundobjects" svg:width="30.499cm" svg:height="0.2cm" svg:x="-0.4cm" svg:y="19.2cm" svg:viewBox="0 0 30500 201" draw:points="0,0 30500,0 30500,201 0,201">
        <text:p/>
      </draw:polygon>
      <draw:polygon draw:style-name="Mgr4" draw:text-style-name="MP2" draw:layer="backgroundobjects" svg:width="30.299cm" svg:height="0.698cm" svg:x="-0.3cm" svg:y="2.701cm" svg:viewBox="0 0 30300 699" draw:points="0,0 30300,0 30300,699 0,699">
        <text:p><text:s text:c="24"/></text:p>
      </draw:polygon>
      <draw:frame draw:style-name="Mgr5" draw:text-style-name="MP4" draw:layer="backgroundobjects" svg:width="21cm" svg:height="1.5cm" svg:x="4.1cm" svg:y="19.4cm">
        <draw:text-box>
          <text:p text:style-name="MP3"><text:span text:style-name="MT1">Copyright (C) 2017 Crossbar.io Technologies GmbH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1DT2H14M24S</meta:editing-duration>
    <meta:editing-cycles>6</meta:editing-cycles>
    <meta:generator>LibreOffice/5.1.6.2$Linux_X86_64 LibreOffice_project/10m0$Build-2</meta:generator>
    <meta:creation-date>2017-08-08T17:37:06.434485449</meta:creation-date>
    <dc:date>2017-08-11T16:59:37.089213842</dc:date>
    <meta:document-statistic meta:object-count="39"/>
  </office:meta>
</office:document-meta>
</file>